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29.083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18.727cm"/>
    </style:style>
    <style:style style:name="co6" style:family="table-column">
      <style:table-column-properties fo:break-before="auto" style:column-width="6.638cm"/>
    </style:style>
    <style:style style:name="co7" style:family="table-column">
      <style:table-column-properties fo:break-before="auto" style:column-width="2.27cm"/>
    </style:style>
    <style:style style:name="co8" style:family="table-column">
      <style:table-column-properties fo:break-before="auto" style:column-width="19.524cm"/>
    </style:style>
    <style:style style:name="co9" style:family="table-column">
      <style:table-column-properties fo:break-before="auto" style:column-width="21.5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5.856cm" fo:break-before="auto" style:use-optimal-row-height="false"/>
    </style:style>
    <style:style style:name="ro5" style:family="table-row">
      <style:table-row-properties style:row-height="5.198cm" fo:break-before="auto" style:use-optimal-row-height="false"/>
    </style:style>
    <style:style style:name="ro6" style:family="table-row">
      <style:table-row-properties style:row-height="5.33cm" fo:break-before="auto" style:use-optimal-row-height="false"/>
    </style:style>
    <style:style style:name="ro7" style:family="table-row">
      <style:table-row-properties style:row-height="4.761cm" fo:break-before="auto" style:use-optimal-row-height="false"/>
    </style:style>
    <style:style style:name="ro8" style:family="table-row">
      <style:table-row-properties style:row-height="3.581cm" fo:break-before="auto" style:use-optimal-row-height="false"/>
    </style:style>
    <style:style style:name="ro9" style:family="table-row">
      <style:table-row-properties style:row-height="4.011cm" fo:break-before="auto" style:use-optimal-row-height="false"/>
    </style:style>
    <style:style style:name="ro10" style:family="table-row">
      <style:table-row-properties style:row-height="4.509cm" fo:break-before="auto" style:use-optimal-row-height="false"/>
    </style:style>
    <style:style style:name="ro11" style:family="table-row">
      <style:table-row-properties style:row-height="4.11cm" fo:break-before="auto" style:use-optimal-row-height="false"/>
    </style:style>
    <style:style style:name="ro12" style:family="table-row">
      <style:table-row-properties style:row-height="3.912cm" fo:break-before="auto" style:use-optimal-row-height="false"/>
    </style:style>
    <style:style style:name="ro13" style:family="table-row">
      <style:table-row-properties style:row-height="4.309cm" fo:break-before="auto" style:use-optimal-row-height="false"/>
    </style:style>
    <style:style style:name="ro14" style:family="table-row">
      <style:table-row-properties style:row-height="4.143cm" fo:break-before="auto" style:use-optimal-row-height="false"/>
    </style:style>
    <style:style style:name="ro15" style:family="table-row">
      <style:table-row-properties style:row-height="0.661cm" fo:break-before="auto" style:use-optimal-row-height="false"/>
    </style:style>
    <style:style style:name="ta1" style:family="table" style:master-page-name="PageStyle_5f_Backlog">
      <style:table-properties table:display="true" style:writing-mode="lr-tb"/>
    </style:style>
    <style:style style:name="ta2" style:family="table" style:master-page-name="PageStyle_5f_Sprint_20_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style:text-underline-style="none"/>
    </style:style>
    <style:style style:name="ce3" style:family="table-cell" style:parent-style-name="Excel_20_Built-in_20_Explanatory_20_Text">
      <style:table-cell-properties fo:background-color="#99ff66" style:cell-protect="protected" style:print-content="true" style:text-align-source="fix" style:repeat-content="false" fo:wrap-option="no-wrap" fo:border="0.035cm solid #3f3f3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Explanatory_20_Text">
      <style:table-cell-properties fo:background-color="#99ff66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02cm solid #000000" fo:background-color="#33cc66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ff9966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99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fo:color="#cc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002cm solid #000000" fo:background-color="#33cc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background-color="#33cc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fo:background-color="#ff99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2cm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2.376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3.96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3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002cm solid #000000"/>
      <style:text-properties fo:color="#cc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002cm solid #000000" fo:background-color="#33cc66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background-color="#ff9966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0.002cm solid #000000" fo:background-color="#ffff99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002cm solid #000000" fo:background-color="#ffffff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none" fo:border-right="0.002cm solid #000000" style:rotation-align="none" fo:border-top="0.002cm solid #000000"/>
      <style:text-properties fo:color="#cc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002cm solid #000000" fo:background-color="#33cc66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002cm solid #000000" fo:background-color="#ff9966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002cm solid #000000" fo:background-color="#ffff99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002cm solid #000000" fo:background-color="#ffffff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33cc66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fo:background-color="#ff9966"/>
    </style:style>
    <style:style style:name="ce36" style:family="table-cell" style:parent-style-name="Default">
      <style:table-cell-properties fo:border-bottom="0.002cm solid #000000" fo:background-color="#ff3333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33cc6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Microsoft YaHei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>
      <style:table-cell-properties fo:border-bottom="0.002cm solid #000000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ae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ae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T1" style:family="text">
      <style:text-properties fo:color="#00ae00"/>
    </style:style>
    <style:style style:name="T2" style:family="text">
      <style:text-properties fo:color="#000000"/>
    </style:style>
    <style:style style:name="T3" style:family="text">
      <style:text-properties fo:color="#ff9966"/>
    </style:style>
    <style:style style:name="T4" style:family="text">
      <style:text-properties fo:color="#000000" style:font-name="Calibri" style:font-name-asian="Microsoft YaHei" style:font-name-complex="Mangal"/>
    </style:style>
    <style:style style:name="T5" style:family="text">
      <style:text-properties style:font-name="Calibri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cklog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9"/>
        <table:table-column table:style-name="co2" table:default-cell-style-name="ce18"/>
        <table:table-column table:style-name="co3" table:default-cell-style-name="ce27"/>
        <table:table-column table:style-name="co1" table:default-cell-style-name="ce32"/>
        <table:table-column table:style-name="co4" table:default-cell-style-name="ce32"/>
        <table:table-column table:style-name="co1" table:number-columns-repeated="1018" table:default-cell-style-name="ce1"/>
        <table:table-row table:style-name="ro1">
          <table:table-cell table:style-name="Default"/>
          <table:table-cell table:style-name="ce3" office:value-type="string" table:number-columns-spanned="5" table:number-rows-spanned="2">
            <text:p>BACKLOG</text:p>
          </table:table-cell>
          <table:covered-table-cell table:number-columns-repeated="4" table:style-name="ce3"/>
          <table:table-cell table:style-name="Default" table:number-columns-repeated="1018"/>
        </table:table-row>
        <table:table-row table:style-name="ro1">
          <table:table-cell table:style-name="Default"/>
          <table:covered-table-cell table:number-columns-repeated="4" table:style-name="ce4"/>
          <table:covered-table-cell table:style-name="ce3"/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2">
          <table:table-cell/>
          <table:table-cell table:style-name="ce5" office:value-type="string">
            <text:p>N °</text:p>
          </table:table-cell>
          <table:table-cell table:style-name="ce13" office:value-type="string">
            <text:p>Description</text:p>
          </table:table-cell>
          <table:table-cell table:style-name="ce23" office:value-type="string">
            <text:p>Priorité</text:p>
          </table:table-cell>
          <table:table-cell table:style-name="ce28" office:value-type="string">
            <text:p>Difficulté</text:p>
          </table:table-cell>
          <table:table-cell table:style-name="ce28" office:value-type="string">
            <text:p>Dépendance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float" office:value="1">
            <text:p>1</text:p>
          </table:table-cell>
          <table:table-cell table:style-name="ce14" office:value-type="string">
            <text:p>En tant que «User» j'aimerais avoir un espace de connexion dans l'objectif d'avoir un système de hiérarchie</text:p>
          </table:table-cell>
          <table:table-cell table:style-name="ce24" office:value-type="string">
            <text:p>A</text:p>
          </table:table-cell>
          <table:table-cell table:style-name="ce29" office:value-type="float" office:value="3">
            <text:p>3</text:p>
          </table:table-cell>
          <table:table-cell table:style-name="ce29"/>
          <table:table-cell table:style-name="ce2" table:number-columns-repeated="1018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15" office:value-type="string">
            <text:p>En tant que « Product Owner » j'aimerais avoir une interface permettant de gérer le backlog</text:p>
          </table:table-cell>
          <table:table-cell table:style-name="ce24" office:value-type="string">
            <text:p>A</text:p>
          </table:table-cell>
          <table:table-cell table:style-name="ce29" office:value-type="float" office:value="5">
            <text:p>5</text:p>
          </table:table-cell>
          <table:table-cell table:style-name="ce29"/>
          <table:table-cell table:number-columns-repeated="1018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15" office:value-type="string">
            <text:p>En tant que « Scrum Master » j'aimerais diviser une user story en une ou plusieurs tâches</text:p>
          </table:table-cell>
          <table:table-cell table:style-name="ce24" office:value-type="string">
            <text:p>A</text:p>
          </table:table-cell>
          <table:table-cell table:style-name="ce29" office:value-type="float" office:value="3">
            <text:p>3</text:p>
          </table:table-cell>
          <table:table-cell table:style-name="ce29"/>
          <table:table-cell table:number-columns-repeated="1018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15" office:value-type="string">
            <text:p>En tant que "Product owner/Scrum Master" j'aimerais que le diagramme de Gantt soit généré automatiquement à partir des tâches d'un sprint</text:p>
          </table:table-cell>
          <table:table-cell table:style-name="ce24" office:value-type="string">
            <text:p>A</text:p>
          </table:table-cell>
          <table:table-cell table:style-name="ce29" office:value-type="float" office:value="5">
            <text:p>5</text:p>
          </table:table-cell>
          <table:table-cell table:style-name="ce29"/>
          <table:table-cell table:number-columns-repeated="1018"/>
        </table:table-row>
        <table:table-row table:style-name="ro3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En tant que « Product Owner » avoir accès au diagramme de burndown</text:p>
          </table:table-cell>
          <table:table-cell table:style-name="ce25" office:value-type="string">
            <text:p>A</text:p>
          </table:table-cell>
          <table:table-cell table:style-name="ce30" office:value-type="float" office:value="3">
            <text:p>3</text:p>
          </table:table-cell>
          <table:table-cell table:style-name="ce30"/>
          <table:table-cell table:number-columns-repeated="1018"/>
        </table:table-row>
        <table:table-row table:style-name="ro3">
          <table:table-cell/>
          <table:table-cell table:style-name="ce8" office:value-type="float" office:value="6">
            <text:p>6</text:p>
          </table:table-cell>
          <table:table-cell table:style-name="ce17" office:value-type="string">
            <text:p>En tant que « Product Owner » j'aimerais assigner un ou plusieurs Scrum Master à un projet</text:p>
          </table:table-cell>
          <table:table-cell table:style-name="ce26" office:value-type="string">
            <text:p>A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float" office:value="7">
            <text:p>7</text:p>
          </table:table-cell>
          <table:table-cell table:style-name="ce17" office:value-type="string">
            <text:p>En tant que « Procuct Owner » j'aimerais associer un sprint à un « Scrum Master » </text:p>
          </table:table-cell>
          <table:table-cell table:style-name="ce26" office:value-type="string">
            <text:p>A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number-columns-repeated="1018"/>
        </table:table-row>
        <table:table-row table:style-name="ro3">
          <table:table-cell/>
          <table:table-cell table:style-name="ce8" office:value-type="float" office:value="8">
            <text:p>8</text:p>
          </table:table-cell>
          <table:table-cell table:style-name="ce17" office:value-type="string">
            <text:p>En tant que « Product Owner » j'aimerais pouvoir associer une liste de user stories à un « Scrum Master »</text:p>
          </table:table-cell>
          <table:table-cell table:style-name="ce26" office:value-type="string">
            <text:p>A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En tant que « Scrum Master » j'aimerais pouvoir créer des dépendances entre les tâches.</text:p>
          </table:table-cell>
          <table:table-cell table:style-name="ce26" office:value-type="string">
            <text:p>A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float" office:value="10">
            <text:p>10</text:p>
          </table:table-cell>
          <table:table-cell table:style-name="ce17" office:value-type="string">
            <text:p>En tant que « Scrum Master » j'aimerais associer un dev à une tâche</text:p>
          </table:table-cell>
          <table:table-cell table:style-name="ce26" office:value-type="string">
            <text:p>A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float" office:value="11">
            <text:p>11</text:p>
          </table:table-cell>
          <table:table-cell table:style-name="ce17" office:value-type="string">
            <text:p>En tant que « Scrum Master/Scrum Team » j'aimerais avoir la liste des commits de chaque tâche</text:p>
          </table:table-cell>
          <table:table-cell table:style-name="ce26" office:value-type="string">
            <text:p>A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3">
            <text:p>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En tant que « Scrum Master » j'aimerais avoir une interface pour gérer le Kanban.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En tant que « Product owner/Scrum Master » j'aimerais que le diagramme de PERT soit généré automatiquement à partir de la liste des taches d'un sprint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En tant que «Scrum Team» j'aimerais avoir l'accès au Kanban afin de gérer mes tâches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En tant que « Scrum Master » j'aimerais avoir une interface pour gérer la Scrum Team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En tant que « Scrum Master » j'aimerais valider une ou plusieurs tâches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Default"/>
          <table:table-cell office:value-type="float" office:value="17">
            <text:p>17</text:p>
          </table:table-cell>
          <table:table-cell office:value-type="string">
            <text:p>En tant que « Scrum Master » je souhaite générer automatiquement les sprints à partir du backlog et des affectations des US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 table:number-columns-repeated="1018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string">
            <text:p>En tant que « Product Owner » j'aimerais avoir une interface permettant de créer un ou plusieurs projets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string">
            <text:p>En tant que « Scrum Master » j'aimerais notifier le Product Owner à la fin de Sprint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En tant que « Scrum Master » j'aimerais notifier le Product Owner afin de proposer une dépendance et une difficulté à une ou plusieurs User Story</text:p>
          </table:table-cell>
          <table:table-cell office:value-type="string">
            <text:p>C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string">
            <text:p>En tant que « Product Owner » j'aimerais pouvoir associé une difficulté et une dépendance à chaque User Story en fonction des propositions des Scrum Master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string">
            <text:p>En tant que «Scrum Team » j'aimerais notifier le Scrum Master à la fin de chaque tâche pour qu'il puisse les valide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19"/>
          <table:table-cell table:style-name="Default" table:number-columns-repeated="1021"/>
        </table:table-row>
        <table:table-row table:style-name="ro1">
          <table:table-cell table:style-name="Default" table:number-columns-repeated="2"/>
          <table:table-cell table:style-name="ce20"/>
          <table:table-cell table:style-name="Default" table:number-columns-repeated="1021"/>
        </table:table-row>
        <table:table-row table:style-name="ro1">
          <table:table-cell table:style-name="Default"/>
          <table:table-cell table:style-name="ce10" office:value-type="string" table:number-columns-spanned="2" table:number-rows-spanned="2">
            <text:p>Sprints</text:p>
          </table:table-cell>
          <table:covered-table-cell table:style-name="ce11"/>
          <table:table-cell table:style-name="Default"/>
          <table:table-cell table:style-name="ce33"/>
          <table:table-cell table:style-name="Default" office:value-type="string">
            <text:p>FAIT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covered-table-cell table:number-columns-repeated="2" table:style-name="ce11"/>
          <table:table-cell table:style-name="Default"/>
          <table:table-cell table:style-name="ce34"/>
          <table:table-cell table:style-name="Default" office:value-type="string">
            <text:p>A FAIRE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ce12" office:value-type="string">
            <text:p>Sprint 1</text:p>
          </table:table-cell>
          <table:table-cell table:style-name="ce21" office:value-type="string">
            <text:p>1, 2, 3, 4, 5</text:p>
          </table:table-cell>
          <table:table-cell table:style-name="ce1"/>
          <table:table-cell table:style-name="ce35"/>
          <table:table-cell table:style-name="ce1" office:value-type="string">
            <text:p>EN COURS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>
            <text:p>Sprint 2</text:p>
          </table:table-cell>
          <table:table-cell table:style-name="ce22" office:value-type="string">
            <text:p>6, 7, 8, 9, 10, 11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/>
          <table:table-cell table:style-name="ce12" office:value-type="string">
            <text:p>Sprint 3</text:p>
          </table:table-cell>
          <table:table-cell table:style-name="ce21" office:value-type="string">
            <text:p>12, 13 , 14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/>
          <table:table-cell table:style-name="ce12" office:value-type="string">
            <text:p>Sprint 4</text:p>
          </table:table-cell>
          <table:table-cell table:style-name="ce21" office:value-type="string">
            <text:p>15, 16, 17, 18, 19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/>
          <table:table-cell table:style-name="ce12" office:value-type="string">
            <text:p>Sprint 5</text:p>
          </table:table-cell>
          <table:table-cell table:style-name="ce21" office:value-type="string">
            <text:p>20, 21, 22 + US techniques ( intégration + tests ) + vue</text:p>
          </table:table-cell>
          <table:table-cell table:style-name="ce1" table:number-columns-repeated="3"/>
          <table:table-cell table:number-columns-repeated="1018"/>
        </table:table-row>
      </table:table>
      <table:table table:name="Sprint 1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36" office:value-type="string">
            <text:p>User story</text:p>
          </table:table-cell>
          <table:table-cell table:style-name="ce41" office:value-type="string">
            <text:p>Taches</text:p>
          </table:table-cell>
          <table:table-cell table:number-columns-repeated="1022"/>
        </table:table-row>
        <table:table-row table:style-name="ro4">
          <table:table-cell table:style-name="ce37" office:value-type="string">
            <text:p>En tant que «User» j'aimerais avoir un espace de connexion dans l'objectif d'avoir un système de hiérarchie</text:p>
          </table:table-cell>
          <table:table-cell table:style-name="ce42" office:value-type="string">
            <text:p><text:span text:style-name="T1">1) Table (0.5)</text:span></text:p>
            <text:p><text:span text:style-name="T1">2) View (1) </text:span></text:p>
            <text:p><text:span text:style-name="T1">3) Système de session (1) [1] </text:span></text:p>
            <text:p><text:span text:style-name="T1">4) Tests E2E (0.5) [1, 2, 3]</text:span></text:p>
          </table:table-cell>
          <table:table-cell table:number-columns-repeated="1022"/>
        </table:table-row>
        <table:table-row table:style-name="ro5">
          <table:table-cell table:style-name="ce38" office:value-type="string">
            <text:p>En tant que « Scrum Master » j'aimerais diviser une user story en une ou plusieurs tâches</text:p>
          </table:table-cell>
          <table:table-cell table:style-name="ce43" office:value-type="string">
            <text:p><text:span text:style-name="T1">5) Table (0.5)</text:span></text:p>
            <text:p><text:span text:style-name="T1">6) view (1)</text:span></text:p>
            <text:p><text:span text:style-name="T1">7) Création/Modification/Suppression Tâche (0.5) [5]</text:span></text:p>
            <text:p><text:span text:style-name="T1">8) Association à une US (0.5) [5]</text:span></text:p>
            <text:p><text:span text:style-name="T2">9) Tests E2E (0.5) [5, 6, 7, 8]</text:span></text:p>
          </table:table-cell>
          <table:table-cell table:number-columns-repeated="1022"/>
        </table:table-row>
        <table:table-row table:style-name="ro6">
          <table:table-cell table:style-name="ce39" office:value-type="string">
            <text:p>En tant que « Product Owner » avoir accès au diagramme de burndown</text:p>
          </table:table-cell>
          <table:table-cell table:style-name="ce44" office:value-type="string">
            <text:p><text:span text:style-name="T1">10) <text:s/>Récupération données validation, plus n°sprint , plus N°equipes associées (0.5)</text:span></text:p>
            <text:p><text:span text:style-name="T1">11) calculer le graphe par équipe , plus pour le backlog (1 )</text:span></text:p>
            <text:p><text:span text:style-name="T3">12) view (1)</text:span></text:p>
            <text:p>13) Tests E2E (0.5) [10, 11, 12, 13]</text:p>
          </table:table-cell>
          <table:table-cell table:number-columns-repeated="1022"/>
        </table:table-row>
        <table:table-row table:style-name="ro7">
          <table:table-cell table:style-name="ce40" office:value-type="string">
            <text:p>En tant que « Product Owner » j'aimerais avoir une interface permettant de gérer le backlog</text:p>
          </table:table-cell>
          <table:table-cell table:style-name="ce43" office:value-type="string">
            <text:p><text:span text:style-name="T1">15) Créer Tables (0.5) </text:span></text:p>
            <text:p><text:span text:style-name="T1">16) view (1.5)</text:span></text:p>
            <text:p><text:span text:style-name="T1">17) Ajouter/Modifier/Supprimer US (1) [15]</text:span></text:p>
            <text:p><text:span text:style-name="T1">18) Ajout Prio, difficulté, ID (0.5) <text:s/>[15]</text:span></text:p>
            <text:p><text:span text:style-name="T2">19) Tri par prio (1) [15, 18]</text:span></text:p>
            <text:p><text:span text:style-name="T2">20) Tests E2E (0.5) [15, 16, 17, 18, 19]</text:span></text:p>
          </table:table-cell>
          <table:table-cell table:number-columns-repeated="1022"/>
        </table:table-row>
      </table:table>
      <table:table table:name="Sprint2" table:style-name="ta3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46"/>
        <table:table-row table:style-name="ro2">
          <table:table-cell table:style-name="ce36" office:value-type="string">
            <text:p>User story</text:p>
          </table:table-cell>
          <table:table-cell table:style-name="ce41" office:value-type="string">
            <text:p>Taches</text:p>
          </table:table-cell>
        </table:table-row>
        <table:table-row table:style-name="ro8">
          <table:table-cell table:style-name="ce16" office:value-type="string">
            <text:p>En tant que « Product Owner » avoir accès au diagramme de burndown</text:p>
          </table:table-cell>
          <table:table-cell table:style-name="ce44" office:value-type="string">
            <text:p><text:span text:style-name="T1">1-10) <text:s/>Récupération données validation, plus n°sprint , plus N°equipes associées (0.5)</text:span></text:p>
            <text:p><text:span text:style-name="T1">1-11) calculer le graphe par équipe , plus pour le backlog (1 )</text:span></text:p>
            <text:p><text:span text:style-name="T3">1-12) view (1)</text:span></text:p>
            <text:p>1-13) Tests E2E (0.5) [10, 11, 12, 13]</text:p>
          </table:table-cell>
        </table:table-row>
        <table:table-row table:style-name="ro9">
          <table:table-cell office:value-type="string">
            <text:p>En tant que « Product Owner » j'aimerais assigner un ou plusieurs Scrum Master à un projet</text:p>
          </table:table-cell>
          <table:table-cell table:style-name="ce44" office:value-type="string">
            <text:p>2-1) Récupérer les SM (0.2)</text:p>
            <text:p>2-2) Récupérer les projets (0.2)</text:p>
            <text:p>2-3) Assigner un Projet à un SM (0.1) [2-1 , 2-2]</text:p>
            <text:p>2-4) Vue (0,2) [2-1 ,2-2 ]</text:p>
            <text:p>2-5) Test E2E (0.3)</text:p>
          </table:table-cell>
        </table:table-row>
        <table:table-row table:style-name="ro10">
          <table:table-cell office:value-type="string">
            <text:p>En tant que « Procuct Owner » j'aimerais associer un sprint à un « Scrum Master » </text:p>
          </table:table-cell>
          <table:table-cell table:style-name="ce45" office:value-type="string">
            <text:p><text:span text:style-name="T4">2-6) Récupérer les sprint (0.2)</text:span></text:p>
            <text:p><text:span text:style-name="T4">2-7) Associer un sprint à un SM (0.1) [2-1 , 2-6]</text:span></text:p>
            <text:p><text:span text:style-name="T4">2-8) Vue (0,4) [1 , 6 ]</text:span></text:p>
            <text:p><text:span text:style-name="T4">2-9) Test E2E (0.3)</text:span></text:p>
          </table:table-cell>
        </table:table-row>
        <table:table-row table:style-name="ro11">
          <table:table-cell office:value-type="string">
            <text:p>En tant que « Product Owner » j'aimerais pouvoir associer une liste de user stories à un « Scrum Master »</text:p>
          </table:table-cell>
          <table:table-cell office:value-type="string">
            <text:p><text:span text:style-name="T5">2-10) Récupérer les US (0.2)</text:span></text:p>
            <text:p><text:span text:style-name="T5">2-11) Associer une US à un SM (0.1) [2-1 , 2-10]</text:span></text:p>
            <text:p><text:span text:style-name="T5">2-12) Vue (0,4) [2-1,2-10]</text:span></text:p>
            <text:p><text:span text:style-name="T5">2-13) Test E2E (0.3)</text:span></text:p>
          </table:table-cell>
        </table:table-row>
        <table:table-row table:style-name="ro12">
          <table:table-cell office:value-type="string">
            <text:p>En tant que « Scrum Master » j'aimerais pouvoir créer des dépendances entre les tâches.</text:p>
          </table:table-cell>
          <table:table-cell office:value-type="string">
            <text:p><text:span text:style-name="T5">2-14) Récupérer les tâches (0.2)</text:span></text:p>
            <text:p><text:span text:style-name="T5">2-15) Associer une dépendance à une tâche (0.1) [2-14]</text:span></text:p>
            <text:p><text:span text:style-name="T5">2-16) Vue (0,4) [2-14]</text:span></text:p>
            <text:p><text:span text:style-name="T5">2-17) Test E2E (0.3)</text:span></text:p>
          </table:table-cell>
        </table:table-row>
        <table:table-row table:style-name="ro13">
          <table:table-cell office:value-type="string">
            <text:p>En tant que « Scrum Master » j'aimerais associer un dev à une tâche</text:p>
          </table:table-cell>
          <table:table-cell office:value-type="string">
            <text:p><text:span text:style-name="T5">2-18) Récupérer les développeurs (0.2)</text:span></text:p>
            <text:p><text:span text:style-name="T5">2-19) Associer une tâche à un dev (0.1) [2-14 , 2-18]</text:span></text:p>
            <text:p><text:span text:style-name="T5">2-20) Vue (0,4) [2-14, 2-18]</text:span></text:p>
            <text:p><text:span text:style-name="T5">2-21) Test E2E (0.3)</text:span></text:p>
          </table:table-cell>
        </table:table-row>
        <table:table-row table:style-name="ro14">
          <table:table-cell office:value-type="string">
            <text:p>En tant que « Scrum Master/Scrum Team » j'aimerais avoir la liste des commits de chaque tâche</text:p>
          </table:table-cell>
          <table:table-cell office:value-type="string">
            <text:p><text:span text:style-name="T5">2-22) Créer un lien avec l'API de GIT et gérer l'identification auprès de github (1)</text:span></text:p>
            <text:p><text:span text:style-name="T5">2-23) Créer le fichier de pré-commit (1)</text:span></text:p>
            <text:p><text:span text:style-name="T5">2-24) Récupérer tous les messages des commits du projet (0.5)[2-22]</text:span></text:p>
            <text:p><text:span text:style-name="T5">2-25) parser les commits pour récupérer le(s) tag(s) de la/des tâche(s) associée(s) <text:s/>(1) [2-24]</text:span></text:p>
            <text:p><text:span text:style-name="T5">2-26) Mapper les tâches et les commits (0.5)[2-25]</text:span></text:p>
            <text:p><text:span text:style-name="T5">2-27) Vue (0.5) [2-25]</text:span></text:p>
            <text:p><text:span text:style-name="T5">2-28) Test E2E (0.5)</text:span></text:p>
          </table:table-cell>
        </table:table-row>
        <table:table-row table:style-name="ro15">
          <table:table-cell table:style-name="Default" table:number-columns-repeated="2"/>
        </table:table-row>
      </table:table>
      <table:database-ranges>
        <table:database-range table:target-range-address="Backlog.D5:Backlog.D2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035cm solid #3f3f3f" style:direction="ltr" style:rotation-angle="0" style:rotation-align="none" style:shrink-to-fit="false" style:vertical-align="bottom"/>
      <style:paragraph-properties fo:margin-left="0cm" style:writing-mode="pag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2/11/2015</text:date>, <text:time>18:3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1-02T18:31:30</dc:date>
    <meta:generator>OfficePlus/1$Unix OpenOffice.org_project/300m37$Build-9371</meta:generator>
    <meta:editing-duration>PT03H51M24S</meta:editing-duration>
    <meta:editing-cycles>69</meta:editing-cycles>
    <meta:document-statistic meta:table-count="3" meta:cell-count="146" meta:object-count="0"/>
    <meta:user-defined meta:name="Info 1"/>
    <meta:user-defined meta:name="Info 2"/>
    <meta:user-defined meta:name="Info 3"/>
    <meta:user-defined meta:name="Info 4"/>
  </office:meta>
</office:document-meta>
</file>